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style:text-underline-style="solid"/>
    </style:style>
    <style:style style:name="T3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Diferencias entre Lenguajes de Marcas y Lenguajes de Programación</text:span></text:p>
      <text:p text:style-name="P1"/>
      <text:p text:style-name="P1">Las diferencias primordiales son:</text:p>
      <text:p text:style-name="P1"/>
      <text:p text:style-name="P1"><text:span text:style-name="T2">Lenguaje de marcas</text:span><text:s/>consiste en codificar un documento mediante el texto, incorporando etiquetas o marcas que contienen información adicional acerca de la estructura del texto o su presentación.</text:p>
      <text:p text:style-name="P1">Sin embargo, los <text:span text:style-name="T2">lenguajes de programación</text:span><text:s/>contienen funciones aritméticas o variables.</text:p>
      <text:p text:style-name="P1"/>
      <text:p text:style-name="P1"/>
      <text:p text:style-name="P1"/>
      <text:p text:style-name="P1">Ejercicio 3: Distintos LLMM</text:p>
      <text:p text:style-name="P1"/>
      <text:p text:style-name="P1">Me llaman la atención <text:s/>los Lenguajes de hojas de estilos y Lenguajes de Marcado, tales como, <text:span text:style-name="T3">JavaScript y JSON</text:span>. Porque me gustaría saber cómo se aplican a las docum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4</meta:generator>
  </office:meta>
</office:document-meta>
</file>